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ypeSupport.TypeSupport( Method isSeal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Support.isSealed( Class &lt; ? &gt; typ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